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Mediana </text:p>
          </table:table-cell>
          <table:table-cell office:value-type="string" calcext:value-type="string">
            <text:p>DSVT</text:p>
          </table:table-cell>
        </table:table-row>
        <table:table-row table:style-name="ro1">
          <table:table-cell office:value-type="string" calcext:value-type="string">
            <text:p>Ackley50D</text:p>
          </table:table-cell>
          <table:table-cell office:value-type="float" office:value="6.21298481544363" calcext:value-type="float">
            <text:p>6.21298481544363</text:p>
          </table:table-cell>
          <table:table-cell office:value-type="float" office:value="1.55571399183795" calcext:value-type="float">
            <text:p>1.55571399183795</text:p>
          </table:table-cell>
        </table:table-row>
        <table:table-row table:style-name="ro1">
          <table:table-cell office:value-type="string" calcext:value-type="string">
            <text:p>Ackley100D</text:p>
          </table:table-cell>
          <table:table-cell office:value-type="float" office:value="8.97705173072609" calcext:value-type="float">
            <text:p>8.97705173072609</text:p>
          </table:table-cell>
          <table:table-cell office:value-type="float" office:value="1.09428233290958" calcext:value-type="float">
            <text:p>1.09428233290958</text:p>
          </table:table-cell>
        </table:table-row>
        <table:table-row table:style-name="ro1">
          <table:table-cell office:value-type="string" calcext:value-type="string">
            <text:p>Ackley200D</text:p>
          </table:table-cell>
          <table:table-cell office:value-type="float" office:value="10.7490195434439" calcext:value-type="float">
            <text:p>10.7490195434439</text:p>
          </table:table-cell>
          <table:table-cell office:value-type="float" office:value="1.41999172154365" calcext:value-type="float">
            <text:p>1.41999172154365</text:p>
          </table:table-cell>
        </table:table-row>
        <table:table-row table:style-name="ro1">
          <table:table-cell office:value-type="string" calcext:value-type="string">
            <text:p>Cigar50D</text:p>
          </table:table-cell>
          <table:table-cell office:value-type="float" office:value="5673926.84483339" calcext:value-type="float">
            <text:p>5673926.84483339</text:p>
          </table:table-cell>
          <table:table-cell office:value-type="float" office:value="7751691.85909197" calcext:value-type="float">
            <text:p>7751691.85909197</text:p>
          </table:table-cell>
        </table:table-row>
        <table:table-row table:style-name="ro1">
          <table:table-cell office:value-type="string" calcext:value-type="string">
            <text:p>Cigar100D</text:p>
          </table:table-cell>
          <table:table-cell office:value-type="float" office:value="145773240.666026" calcext:value-type="float">
            <text:p>145773240.666026</text:p>
          </table:table-cell>
          <table:table-cell office:value-type="float" office:value="63928614.3044791" calcext:value-type="float">
            <text:p>63928614.3044791</text:p>
          </table:table-cell>
        </table:table-row>
        <table:table-row table:style-name="ro1">
          <table:table-cell office:value-type="string" calcext:value-type="string">
            <text:p>Cigar200D</text:p>
          </table:table-cell>
          <table:table-cell office:value-type="float" office:value="666924054.095259" calcext:value-type="float">
            <text:p>666924054.095259</text:p>
          </table:table-cell>
          <table:table-cell office:value-type="float" office:value="80138838.0194225" calcext:value-type="float">
            <text:p>80138838.0194225</text:p>
          </table:table-cell>
        </table:table-row>
        <table:table-row table:style-name="ro1">
          <table:table-cell office:value-type="string" calcext:value-type="string">
            <text:p>Cigar_Tablet50D</text:p>
          </table:table-cell>
          <table:table-cell office:value-type="float" office:value="1107015.10382151" calcext:value-type="float">
            <text:p>1107015.10382151</text:p>
          </table:table-cell>
          <table:table-cell office:value-type="float" office:value="287939.189682413" calcext:value-type="float">
            <text:p>287939.189682413</text:p>
          </table:table-cell>
        </table:table-row>
        <table:table-row table:style-name="ro1">
          <table:table-cell office:value-type="string" calcext:value-type="string">
            <text:p>Cigar_Tablet100D</text:p>
          </table:table-cell>
          <table:table-cell office:value-type="float" office:value="3627177.32230293" calcext:value-type="float">
            <text:p>3627177.32230293</text:p>
          </table:table-cell>
          <table:table-cell office:value-type="float" office:value="452062.688635291" calcext:value-type="float">
            <text:p>452062.688635291</text:p>
          </table:table-cell>
        </table:table-row>
        <table:table-row table:style-name="ro1">
          <table:table-cell office:value-type="string" calcext:value-type="string">
            <text:p>Cigar_Tablet200D</text:p>
          </table:table-cell>
          <table:table-cell office:value-type="float" office:value="9553592.05636857" calcext:value-type="float">
            <text:p>9553592.05636857</text:p>
          </table:table-cell>
          <table:table-cell office:value-type="float" office:value="452046.125431153" calcext:value-type="float">
            <text:p>452046.125431153</text:p>
          </table:table-cell>
        </table:table-row>
        <table:table-row table:style-name="ro1">
          <table:table-cell office:value-type="string" calcext:value-type="string">
            <text:p>Ellipsoid50D</text:p>
          </table:table-cell>
          <table:table-cell office:value-type="float" office:value="113992.97350903" calcext:value-type="float">
            <text:p>113992.97350903</text:p>
          </table:table-cell>
          <table:table-cell office:value-type="float" office:value="54797.9014422205" calcext:value-type="float">
            <text:p>54797.9014422205</text:p>
          </table:table-cell>
        </table:table-row>
        <table:table-row table:style-name="ro1">
          <table:table-cell office:value-type="string" calcext:value-type="string">
            <text:p>Ellipsoid100D</text:p>
          </table:table-cell>
          <table:table-cell office:value-type="float" office:value="1060649.37899604" calcext:value-type="float">
            <text:p>1060649.37899604</text:p>
          </table:table-cell>
          <table:table-cell office:value-type="float" office:value="370914.584452541" calcext:value-type="float">
            <text:p>370914.584452541</text:p>
          </table:table-cell>
        </table:table-row>
        <table:table-row table:style-name="ro1">
          <table:table-cell office:value-type="string" calcext:value-type="string">
            <text:p>Ellipsoid200D</text:p>
          </table:table-cell>
          <table:table-cell office:value-type="float" office:value="7091127.93421213" calcext:value-type="float">
            <text:p>7091127.93421213</text:p>
          </table:table-cell>
          <table:table-cell office:value-type="float" office:value="1569938.72190918" calcext:value-type="float">
            <text:p>1569938.72190918</text:p>
          </table:table-cell>
        </table:table-row>
        <table:table-row table:style-name="ro1">
          <table:table-cell office:value-type="string" calcext:value-type="string">
            <text:p>ExpandedSchaffer50D</text:p>
          </table:table-cell>
          <table:table-cell office:value-type="float" office:value="166.82716759586" calcext:value-type="float">
            <text:p>166.82716759586</text:p>
          </table:table-cell>
          <table:table-cell office:value-type="float" office:value="1.80172062498079" calcext:value-type="float">
            <text:p>1.80172062498079</text:p>
          </table:table-cell>
        </table:table-row>
        <table:table-row table:style-name="ro1">
          <table:table-cell office:value-type="string" calcext:value-type="string">
            <text:p>ExpandedSchaffer100D</text:p>
          </table:table-cell>
          <table:table-cell office:value-type="float" office:value="185.876532819428" calcext:value-type="float">
            <text:p>185.876532819428</text:p>
          </table:table-cell>
          <table:table-cell office:value-type="float" office:value="2.41865974546128" calcext:value-type="float">
            <text:p>2.41865974546128</text:p>
          </table:table-cell>
        </table:table-row>
        <table:table-row table:style-name="ro1">
          <table:table-cell office:value-type="string" calcext:value-type="string">
            <text:p>ExpandedSchaffer200D</text:p>
          </table:table-cell>
          <table:table-cell office:value-type="float" office:value="227.684977134064" calcext:value-type="float">
            <text:p>227.684977134064</text:p>
          </table:table-cell>
          <table:table-cell office:value-type="float" office:value="3.34023230642762" calcext:value-type="float">
            <text:p>3.34023230642762</text:p>
          </table:table-cell>
        </table:table-row>
        <table:table-row table:style-name="ro1">
          <table:table-cell office:value-type="string" calcext:value-type="string">
            <text:p>Griewangk50D</text:p>
          </table:table-cell>
          <table:table-cell office:value-type="float" office:value="2.04013964482874" calcext:value-type="float">
            <text:p>2.04013964482874</text:p>
          </table:table-cell>
          <table:table-cell office:value-type="float" office:value="0.815670826823603" calcext:value-type="float">
            <text:p>0.815670826823603</text:p>
          </table:table-cell>
        </table:table-row>
        <table:table-row table:style-name="ro1">
          <table:table-cell office:value-type="string" calcext:value-type="string">
            <text:p>Griewangk100D</text:p>
          </table:table-cell>
          <table:table-cell office:value-type="float" office:value="25.9960480153604" calcext:value-type="float">
            <text:p>25.9960480153604</text:p>
          </table:table-cell>
          <table:table-cell office:value-type="float" office:value="13.363293625594" calcext:value-type="float">
            <text:p>13.363293625594</text:p>
          </table:table-cell>
        </table:table-row>
        <table:table-row table:style-name="ro1">
          <table:table-cell office:value-type="string" calcext:value-type="string">
            <text:p>Griewangk200D</text:p>
          </table:table-cell>
          <table:table-cell office:value-type="float" office:value="91.0154213571077" calcext:value-type="float">
            <text:p>91.0154213571077</text:p>
          </table:table-cell>
          <table:table-cell office:value-type="float" office:value="18.4058103973858" calcext:value-type="float">
            <text:p>18.4058103973858</text:p>
          </table:table-cell>
        </table:table-row>
        <table:table-row table:style-name="ro1">
          <table:table-cell office:value-type="string" calcext:value-type="string">
            <text:p>Happycat50D</text:p>
          </table:table-cell>
          <table:table-cell office:value-type="float" office:value="4.13726723350555" calcext:value-type="float">
            <text:p>4.13726723350555</text:p>
          </table:table-cell>
          <table:table-cell office:value-type="float" office:value="3.27022202992723" calcext:value-type="float">
            <text:p>3.27022202992723</text:p>
          </table:table-cell>
        </table:table-row>
        <table:table-row table:style-name="ro1">
          <table:table-cell office:value-type="string" calcext:value-type="string">
            <text:p>Happycat100D</text:p>
          </table:table-cell>
          <table:table-cell office:value-type="float" office:value="19.6424792059479" calcext:value-type="float">
            <text:p>19.6424792059479</text:p>
          </table:table-cell>
          <table:table-cell office:value-type="float" office:value="6.78446970081217" calcext:value-type="float">
            <text:p>6.78446970081217</text:p>
          </table:table-cell>
        </table:table-row>
        <table:table-row table:style-name="ro1">
          <table:table-cell office:value-type="string" calcext:value-type="string">
            <text:p>Happycat200D</text:p>
          </table:table-cell>
          <table:table-cell office:value-type="float" office:value="36.6611409500183" calcext:value-type="float">
            <text:p>36.6611409500183</text:p>
          </table:table-cell>
          <table:table-cell office:value-type="float" office:value="8.6730195255326" calcext:value-type="float">
            <text:p>8.6730195255326</text:p>
          </table:table-cell>
        </table:table-row>
        <table:table-row table:style-name="ro1">
          <table:table-cell office:value-type="string" calcext:value-type="string">
            <text:p>HGbat50D</text:p>
          </table:table-cell>
          <table:table-cell office:value-type="float" office:value="135.628538325858" calcext:value-type="float">
            <text:p>135.628538325858</text:p>
          </table:table-cell>
          <table:table-cell office:value-type="float" office:value="150.222634106476" calcext:value-type="float">
            <text:p>150.222634106476</text:p>
          </table:table-cell>
        </table:table-row>
        <table:table-row table:style-name="ro1">
          <table:table-cell office:value-type="string" calcext:value-type="string">
            <text:p>HGbat100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bat200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08:03:42.6476102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8T08:02:08.633463246</meta:creation-date>
    <dc:date>2022-04-08T14:53:20.047384221</dc:date>
    <meta:editing-duration>PT2H40M23S</meta:editing-duration>
    <meta:editing-cycles>6</meta:editing-cycles>
    <meta:generator>LibreOffice/6.4.7.2$Linux_X86_64 LibreOffice_project/40$Build-2</meta:generator>
    <meta:document-statistic meta:table-count="1" meta:cell-count="70" meta:object-count="0"/>
  </office:meta>
</office:document-meta>
</file>